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9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LORD'S ROBES (93: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LORD'S ROBES (93:1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e is robed in majesty (93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e is armed with strength (93:1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93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LORD'S ROBES (93:1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LORD'S REIGN (93:2-4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LORD'S REIGN (93:2-4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His throne has always existed (93:2-3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is throne will always exist (93:4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93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LORD'S ROBES (93:1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LORD'S REIGN (93:2-4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LORD'S RIGHTEOUSNES (93:5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LORD'S RIGHTEOUSNES (93:5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His precepts (93:5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His purity (93:5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PSALM 93<text:s text:c="1"/></text:span><text:span text:style-name="a520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LORD'S ROBES (93:1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LORD'S REIGN (93:2-4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LORD'S RIGHTEOUSNES (93:5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3 </dc:title>
    <meta:initial-creator>David STRICKLAND</meta:initial-creator>
    <dc:creator>David STRICKLAND</dc:creator>
    <meta:creation-date>2020-02-22T17:39:07Z</meta:creation-date>
    <dc:date>2020-02-22T17:39:07Z</dc:date>
    <meta:template xlink:href="BibleStudy" xlink:type="simple"/>
    <meta:editing-cycles>1</meta:editing-cycles>
    <meta:editing-duration>PT0S</meta:editing-duration>
    <meta:document-statistic meta:paragraph-count="22" meta:word-count="128"/>
  </office:meta>
</office:document-meta>
</file>